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ajcie, pierożki!</text:p>
      <text:p text:style-name="P1">Wakacje dla niektórych już się skończyły. Liczę na to, że spędziliście je radośnie i intensywnie, odpoczywając od trudów życia codziennego. Na osłodę rozpoczęcia roku szkolnego mamy dla Was nowe “Equestria Times”, co prawda stosunkowo cienkie, jednak wciąż bogate w różnorodne artykuły. Dostaniecie recenzje fanfików, dwa wywiady z gwiazdami takimi jak Cygnus i Farcuf, redakcyjną ocenę odcinków oraz artykuł o rysowaniu tradycyjnym. Mam nadzieję, że ten ostatni zapoczątkuje nową serię, która zostanie z nami przez wiele kolejnych numerów. Standardowo możecie też liczyć na teksty niefandomowe. Więcej powie Wam Gandzia.</text:p>
      <text:p text:style-name="P1"/>
      <text:p text:style-name="P1">Czołem, kotleciki!</text:p>
      <text:p text:style-name="P1">Ponieważ Cahan zaznajomiła już Was z gwoździem programu, czyli wywiadami, pozostaje mi zapoznać Was z resztą artykułów. Od Moonlight dowiecie się, jak zacząć przygodę z rysunkiem. Verlax przygotował, tradycyjną już w naszym magazynie, recenzję anime. Czasem mam wrażenie, że równie dobrze moglibyśmy się nazywać “Anime Times” i nikt nie zauważyłby różnicy… Wracając. Ghatorr i Verlax będą kusić Was, byście zmarnowali czas przy bardzo przyjemnych gierkach. Do tego recenzje fanfików: “Dzieła” Hoffmana i “Adventure Found Me” Foleya. To wszystko tylko u nas! Miłej lektury i do zobaczenia za miesią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80" meta:character-count="1257" meta:non-whitespace-character-count="1081"/>
    <meta:generator>LibreOfficeDev/5.1.0.3$Linux_X86_64 LibreOffice_project/</meta:generator>
  </office:meta>
</office:document-meta>
</file>